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Outline4" style:list-style-name="L1"/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 start</text:p>
      <text:list text:style-name="L1">
        <text:list-item>
          <text:list>
            <text:list-item>
              <text:list>
                <text:list-item>
                  <text:list>
                    <text:list-item>
                      <text:p text:style-name="P1">level 4</text:p>
                      <text:list>
                        <text:list-item>
                          <text:p text:style-name="P1">level 5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doc 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Outline4" style:family="paragraph" style:parent-style-name="Standard" style:default-outline-level="4"/>
    <style:style style:name="Bullet_5f_20_5f_Symbols" style:display-name="Bullet_20_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0" meta:image-count="0" meta:object-count="0" meta:page-count="1" meta:paragraph-count="4" meta:word-count="10" meta:character-count="32" meta:non-whitespace-character-count="28"/>
    <meta:generator>LibreOfficeDev/25.8.0.0.alpha0$Linux_X86_64 LibreOffice_project/23683a7444f5976f23135202f7fa2b4ffa063f9b</meta:generator>
  </office:meta>
</office:document-meta>
</file>